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2.145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Ubuntu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2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style:font-name="Ubuntu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1015" table:default-cell-style-name="ce1"/>
        <table:table-row table:style-name="ro1">
          <table:table-cell table:number-columns-repeated="2"/>
          <table:table-cell office:value-type="string" calcext:value-type="string">
            <text:p>sin cortas</text:p>
          </table:table-cell>
          <table:table-cell office:value-type="string" calcext:value-type="string">
            <text:p>cortas suaves</text:p>
          </table:table-cell>
          <table:table-cell office:value-type="string" calcext:value-type="string">
            <text:p>madera y otros</text:p>
          </table:table-cell>
          <table:table-cell office:value-type="string" calcext:value-type="string">
            <text:p>madera</text:p>
          </table:table-cell>
          <table:table-cell office:value-type="string" calcext:value-type="string">
            <text:p>crecimiento rápi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ecies</text:p>
          </table:table-cell>
          <table:table-cell office:value-type="string" calcext:value-type="string">
            <text:p>Modelo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Probad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1_Pnig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2_Ppin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3_FsylPsyl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nig</text:p>
          </table:table-cell>
          <table:table-cell table:style-name="ce3" office:value-type="string" calcext:value-type="string">
            <text:p>Pnigra__c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nig</text:p>
          </table:table-cell>
          <table:table-cell table:style-name="ce3" office:value-type="string" calcext:value-type="string">
            <text:p>Pnigra_stand__CyL__v01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at</text:p>
          </table:table-cell>
          <table:table-cell table:style-name="ce3" office:value-type="string" calcext:value-type="string">
            <text:p>Ppinaster_at_stand__gal_coas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 office:value-type="string" calcext:value-type="string">
            <text:p>x?</text:p>
          </table:table-cell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at</text:p>
          </table:table-cell>
          <table:table-cell table:style-name="ce3" office:value-type="string" calcext:value-type="string">
            <text:p>Ppinaster_at_stand__gal_inlan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 office:value-type="string" calcext:value-type="string">
            <text:p>x?</text:p>
          </table:table-cell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pin_me</text:p>
          </table:table-cell>
          <table:table-cell table:style-name="ce3" office:value-type="string" calcext:value-type="string">
            <text:p>Ppinaster_m_stand__iberian_peninsula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in_me</text:p>
          </table:table-cell>
          <table:table-cell table:style-name="ce3" office:value-type="string" calcext:value-type="string">
            <text:p>Ppinaster_me__sim__v02</text:p>
          </table:table-cell>
          <table:table-cell table:number-columns-repeated="4"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_cat_na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_cat_plant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_sim__v02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High_Ebro_Basin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SILVES__mad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SILVES__si-sc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yr</text:p>
          </table:table-cell>
          <table:table-cell table:style-name="ce4" office:value-type="string" calcext:value-type="string">
            <text:p>Mix8_PsylQpyr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yr</text:p>
          </table:table-cell>
          <table:table-cell table:style-name="ce3" office:value-type="string" calcext:value-type="string">
            <text:p>Qpyrenaica__cy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rob</text:p>
          </table:table-cell>
          <table:table-cell table:style-name="ce3" office:value-type="string" calcext:value-type="string">
            <text:p>Qrobur_stand__gal__v01</text:p>
          </table:table-cell>
          <table:table-cell table:number-columns-repeated="4"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syl</text:p>
          </table:table-cell>
          <table:table-cell table:style-name="ce3" office:value-type="string" calcext:value-type="string">
            <text:p>Fsylvatica__xx__v01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4_PpinPpinea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x</text:p>
          </table:table-cell>
          <table:table-cell table:style-name="ce4" office:value-type="string" calcext:value-type="string">
            <text:p>Mix7_PhalPpin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yl</text:p>
          </table:table-cell>
          <table:table-cell table:style-name="ce3" office:value-type="string" calcext:value-type="string">
            <text:p>Psylvestris_stand__Ukraine__v01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t</text:p>
          </table:table-cell>
          <table:table-cell table:style-name="ce3" office:value-type="string" calcext:value-type="string">
            <text:p>Qpetraea__pal__v01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pet</text:p>
          </table:table-cell>
          <table:table-cell office:value-type="string" calcext:value-type="string">
            <text:p>Qpetraea_stand__ip__v0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rob</text:p>
          </table:table-cell>
          <table:table-cell table:style-name="ce3" office:value-type="string" calcext:value-type="string">
            <text:p>Qrobur__gal__v01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Hoja1.A2:Hoja1.H29">
          <table:sort>
            <table:sort-by table:field-number="7" table:order="descending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20:05:02.5565698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16:17:12.104459670</meta:creation-date>
    <dc:date>2021-07-01T23:18:49.906816777</dc:date>
    <meta:editing-duration>PT17H5M10S</meta:editing-duration>
    <meta:editing-cycles>21</meta:editing-cycles>
    <meta:generator>LibreOffice/7.0.6.2$Linux_X86_64 LibreOffice_project/00$Build-2</meta:generator>
    <meta:document-statistic meta:table-count="1" meta:cell-count="176" meta:object-count="0"/>
  </office:meta>
</office:document-meta>
</file>